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list-style-name="L1"/>
    <style:style style:name="T1" style:family="text">
      <style:text-properties officeooo:rsid="0004818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PROBABILITY-4</text:p>
      <text:list xml:id="list6460005286631471722" text:style-name="L1">
        <text:list-item>
          <text:p text:style-name="P2">A person has undertaken a construction job. The probability that there will be strike is 0.65, that the construction job will be completed if there is no strike is 0.80 and that the construction job will be completed on time if there is strike is 0.32. Determine the probability that the construction job will be completed on time.</text:p>
        </text:list-item>
        <text:list-item>
          <text:p text:style-name="P2">There are three bags, one containing 3 white and 4 black balls, another containing 4 white and 3 black balls, another containing 5 white and 2 black balls. If a ball is drawn at random from one of these bags, what is the probability of that ball being white?</text:p>
        </text:list-item>
        <text:list-item>
          <text:p text:style-name="P2">Bag I contains 3 red, 4 black balls, while bag II contains 4 red and 5 black balls. One ball is drawn at random from one of these bags and it is found to be a red ball. What is the probability that it was drawn from bag II.</text:p>
        </text:list-item>
        <text:list-item>
          <text:p text:style-name="P2">A company has three machines A, B, C. They produce 15%, 20% and 65% of identical goods respectively, Out of them the percentage of defective pieces produced by each machine are 0.01, 0.03, 0.15.</text:p>
          <text:p text:style-name="P2">What is the probability that a defective piece is selected and it is produced by Machine C?</text:p>
        </text:list-item>
        <text:list-item>
          <text:p text:style-name="P2">Given three identical boxes, I, II, III, each co<text:span text:style-name="T1">n</text:span>taining two coins. In box I, both coins are gold coins. In <text:s/>box II, both are silver coins. In box III , there is one gold and one silver coin. <text:s/>A person chooses a box at random and takes out a coin. If that coin is of gold, what is the probability that the other coin in the box is also of gold?</text:p>
        </text:list-item>
        <text:list-item>
          <text:p text:style-name="P2">Suppose that the reliability of a HIV test is specified as follows:</text:p>
          <text:p text:style-name="P2">Of people having HIV, <text:s/>90% of the test detect the disease but 10% go undetected. Of people free of HIV, 99% of the test are judged HIV -ve but 1% are diagnosed as showing HIV +ve. From a large population of which only 0.1% have HIV, one person is selected at random, given the HIV test, and the pathologist reports him/her as HIV +ve. What is the probability that the person actually has HIV?</text:p>
        </text:list-item>
        <text:list-item>
          <text:p text:style-name="P2">A doctor is to visit a patient. From the past experience, it is known that the probabilities that he will come by bus, train, auto or bike are 3/10, 1/5, 1/10 and 2/5 respectively . The probabilities that he comes late are 1/4, 1/3 and 1/12, if he comes by bus, train or auto respectively , but if he comes by bike, then he will not be late. When he arrives, he comes late. What is the probability that <text:s/>he comes by train?</text:p>
        </text:list-item>
        <text:list-item>
          <text:p text:style-name="P2">A man is known to speak truth 3 out of 4 times. He throws a die and reports that it is a six. Find the probability that it is actually a si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N"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IN"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sundhara Gadiyaram</meta:initial-creator>
    <meta:creation-date>2014-10-13T17:09:52</meta:creation-date>
    <dc:date>2014-10-17T11:38:10.172000000</dc:date>
    <meta:editing-duration>P0D</meta:editing-duration>
    <meta:editing-cycles>2</meta:editing-cycles>
    <meta:generator>LibreOffice/4.1.3.2$Windows_x86 LibreOffice_project/70feb7d99726f064edab4605a8ab840c50ec57a</meta:generator>
    <meta:document-statistic meta:table-count="0" meta:image-count="0" meta:object-count="0" meta:page-count="1" meta:paragraph-count="11" meta:word-count="488" meta:character-count="2492" meta:non-whitespace-character-count="2019"/>
  </office:meta>
</office:document-meta>
</file>